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86de" officeooo:paragraph-rsid="001486de" style:text-blinking="false" fo:background-color="transparent" style:font-size-asian="18pt" style:font-size-complex="18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1b966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6c1ca" style:text-blinking="false" fo:background-color="transparent"/>
    </style:style>
    <style:style style:name="T1" style:family="text">
      <style:text-properties officeooo:rsid="00167ed3"/>
    </style:style>
    <style:style style:name="T2" style:family="text">
      <style:text-properties officeooo:rsid="0016c1c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24084062" text:style-name="L1">
        <text:list-header>
          <text:p text:style-name="P3">Re<text:span text:style-name="T1">quisitos Funcionais</text:span></text:p>
        </text:list-header>
      </text:list>
      <text:p text:style-name="P2"/>
      <text:p text:style-name="P4"><text:bookmark text:name="docs-internal-guid-57a0b2d6-7fff-ec87-b18e-79c7e558284b"/>[RF 01] Manter usuários.</text:p>
      <text:p text:style-name="P5">[RF 0<text:span text:style-name="T2">2</text:span>] Acessar sistema.</text:p>
      <text:p text:style-name="P5">[RF 0<text:span text:style-name="T2">3</text:span>] <text:span text:style-name="T2">Sair do</text:span> sistema.</text:p>
      <text:p text:style-name="P1">[RF 0<text:span text:style-name="T2">4</text:span>] Manter regulamento de horas complementares.</text:p>
      <text:p text:style-name="P1">[RF 0<text:span text:style-name="T2">5</text:span>] Manter quadro de horas complementares.</text:p>
      <text:p text:style-name="P1">[RF 0<text:span text:style-name="T2">6</text:span>] Manter horas complementares dos alunos.</text:p>
      <text:p text:style-name="P1">[RF 0<text:span text:style-name="T2">7</text:span>] Gerar relatórios.</text:p>
      <text:p text:style-name="P1">[RF 0<text:span text:style-name="T2">8</text:span>] Gerar bolet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9:51.855315592</meta:creation-date>
    <dc:date>2020-03-05T21:37:46.693576775</dc:date>
    <meta:editing-duration>PT9M5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4" meta:character-count="285" meta:non-whitespace-character-count="250"/>
  </office:meta>
</office:document-meta>
</file>